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05cm" svg:height="1.905cm" svg:x="10.795cm" svg:y="10.1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6.35cm" svg:height="6.35cm" svg:x="5.08cm" svg:y="1.2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6.35cm" svg:height="6.35cm" svg:x="5.08cm" svg:y="5.0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2.54cm" svg:height="2.54cm" svg:x="5.715cm" svg:y="9.52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2.54cm" svg:height="2.54cm" svg:x="8.255cm" svg:y="9.52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2.54cm" svg:height="2.54cm" svg:x="6.985cm" svg:y="9.52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.905cm" svg:height="1.905cm" svg:x="3.81cm" svg:y="10.1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.905cm" svg:height="1.905cm" svg:x="5.08cm" svg:y="10.1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.905cm" svg:height="1.905cm" svg:x="6.35cm" svg:y="10.1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.905cm" svg:height="1.905cm" svg:x="9.525cm" svg:y="10.1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1.905cm" svg:height="1.905cm" svg:x="8.255cm" svg:y="10.1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2.54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3.175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3.81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4.445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5.08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5.715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6.35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6.985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7.62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8.255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8.89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9.525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10.16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10.795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11.43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12.065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12.7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" draw:text-style-name="P1" draw:layer="layout" svg:width="0.635cm" svg:height="0.635cm" svg:x="13.335cm" svg:y="11.43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11.43cm" svg:height="0.635cm" svg:x="2.54cm" svg:y="11.4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5.08cm" svg:y1="8.255cm" svg:x2="5.08cm" svg:y2="4.445cm">
            <text:p/>
          </draw:line>
          <draw:line draw:style-name="gr3" draw:text-style-name="P1" draw:layer="layout" svg:x1="11.43cm" svg:y1="8.255cm" svg:x2="11.43cm" svg:y2="4.445cm">
            <text:p/>
          </draw:line>
          <draw:custom-shape draw:style-name="gr4" draw:text-style-name="P1" draw:layer="layout" svg:width="6.35cm" svg:height="6.35cm" svg:x="5.08cm" svg:y="5.0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5-30T03:21:12</meta:creation-date>
    <dc:date>2007-05-30T03:54:18</dc:date>
    <dc:language>en-US</dc:language>
    <meta:editing-cycles>3</meta:editing-cycles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